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c8460" officeooo:paragraph-rsid="001c8460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428fb" style:font-size-asian="7pt" style:font-size-complex="7pt"/>
    </style:style>
    <style:style style:name="T3" style:family="text">
      <style:text-properties officeooo:rsid="002428fb"/>
    </style:style>
    <style:style style:name="T4" style:family="text">
      <style:text-properties officeooo:rsid="00279191"/>
    </style:style>
    <style:style style:name="T5" style:family="text">
      <style:text-properties officeooo:rsid="00285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Wind</text:span> Control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Clear Head</text:p>
          </table:table-cell>
          <table:table-cell table:style-name="Table1.A1" office:value-type="string">
            <text:p text:style-name="P12">MW+0</text:p>
          </table:table-cell>
          <table:table-cell table:style-name="Table1.A1" office:value-type="string">
            <text:p text:style-name="P12">RW+2</text:p>
          </table:table-cell>
          <table:table-cell table:style-name="Table1.A1" office:value-type="string">
            <text:p text:style-name="P12">PR+3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PR+2</text:p>
          </table:table-cell>
        </table:table-row>
        <table:table-row table:style-name="Table1.1">
          <table:table-cell table:style-name="Table1.A1" office:value-type="string">
            <text:p text:style-name="P12">Tempest</text:p>
          </table:table-cell>
          <table:table-cell table:style-name="Table1.A1" office:value-type="string">
            <text:p text:style-name="P12">MS+0</text:p>
          </table:table-cell>
          <table:table-cell table:style-name="Table1.A1" office:value-type="string">
            <text:p text:style-name="P12">MR+2</text:p>
          </table:table-cell>
          <table:table-cell table:style-name="Table1.A1" office:value-type="string">
            <text:p text:style-name="P12">PS+4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CP+1</text:p>
          </table:table-cell>
        </table:table-row>
      </table:table>
      <text:p text:style-name="P10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Call Winds</text:p>
          </table:table-cell>
          <table:table-cell table:style-name="Table2.A1" office:value-type="string">
            <text:p text:style-name="P4">Utility, Full Action, <text:s/>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M/2</text:p>
          </table:table-cell>
          <table:table-cell table:style-name="Table2.A1" office:value-type="string">
            <text:list xml:id="list3543234970" text:style-name="WWNum2">
              <text:list-item>
                <text:p text:style-name="P21">Radius (50)</text:p>
              </text:list-item>
              <text:list-item>
                <text:p text:style-name="P21">Creates gusty winds (30-60 mph)</text:p>
              </text:list-item>
              <text:list-item>
                <text:p text:style-name="P21">Can move small objects, sail ships, etc.</text:p>
              </text:list-item>
              <text:list-item>
                <text:p text:style-name="P21">At an additional cost of Burn (2), the caster can attempt to knock a target Prone (Muscle +12)</text:p>
              </text:list-item>
            </text:list>
          </table:table-cell>
          <table:table-cell table:style-name="Table2.A1" office:value-type="string">
            <text:list xml:id="list3535381131" text:style-name="WWNum1">
              <text:list-item>
                <text:p text:style-name="P15">Area x2 / x3 / +0B / 10P</text:p>
              </text:list-item>
              <text:list-item>
                <text:p text:style-name="P15">Burn -1 / x1 / +0B <text:s/>/ 10P</text:p>
              </text:list-item>
              <text:list-item>
                <text:p text:style-name="P16">Deadly Gusts – While in the area of effect, your wind attacks get +1 dmg/die / x1 / +0B / 20P</text:p>
              </text:list-item>
              <text:list-item>
                <text:p text:style-name="P15">Save DL +2 / x3 / +1B / 10P</text:p>
              </text:list-item>
              <text:list-item>
                <text:p text:style-name="P20"><text:span text:style-name="T1">Wind Rider – </text:span><text:span text:style-name="T2">While in the area of effect, you get Fly (+6)</text:span><text:span text:style-name="T1"> / x1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areless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2237681118145" text:continue-list="list3543234970" text:style-name="WWNum2">
              <text:list-item>
                <text:p text:style-name="P21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172238162120206" text:continue-list="list3535381131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rosswind</text:p>
          </table:table-cell>
          <table:table-cell table:style-name="Table2.A1" office:value-type="string">
            <text:p text:style-name="P4">Utility, Half Action, 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list xml:id="list172238695639223" text:continue-list="list172237681118145" text:style-name="WWNum2">
              <text:list-item>
                <text:p text:style-name="P21">Radius (8)</text:p>
              </text:list-item>
              <text:list-item>
                <text:p text:style-name="P21">Dispel (5) (Gas, Clouds)</text:p>
              </text:list-item>
              <text:list-item>
                <text:p text:style-name="P21">Accuracy (-2) (Physical Ranged)</text:p>
              </text:list-item>
            </text:list>
          </table:table-cell>
          <table:table-cell table:style-name="Table2.A1" office:value-type="string">
            <text:list xml:id="list172238415200437" text:continue-list="list172238162120206" text:style-name="WWNum1">
              <text:list-item>
                <text:p text:style-name="P15">Burn -1 / x3 / -- / 10P</text:p>
              </text:list-item>
              <text:list-item>
                <text:p text:style-name="P15">Proc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ive for Cover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72237848855315" text:continue-list="list172238695639223" text:style-name="WWNum2">
              <text:list-item>
                <text:p text:style-name="P23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72237459448236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Foul Air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list xml:id="list172239205838474" text:continue-numbering="true" text:style-name="WWNum2">
              <text:list-item>
                <text:p text:style-name="P21">Range Band (5)</text:p>
              </text:list-item>
              <text:list-item>
                <text:p text:style-name="P21">Damage (2d6) (Gas, Penetrating)</text:p>
              </text:list-item>
              <text:list-item>
                <text:p text:style-name="P21">Choke (Toughness)</text:p>
              </text:list-item>
              <text:list-item>
                <text:p text:style-name="P21">Target is immune if their breathing is self-contained, or they have no need to breathe</text:p>
              </text:list-item>
            </text:list>
          </table:table-cell>
          <table:table-cell table:style-name="Table2.A1" office:value-type="string">
            <text:list xml:id="list172238842138352" text:continue-list="list172238415200437" text:style-name="WWNum1">
              <text:list-item>
                <text:p text:style-name="P15">Accuracy +2 / x2 / +0B / 10P</text:p>
              </text:list-item>
              <text:list-item>
                <text:p text:style-name="P15">Bleed +1 / x3 / +0B / 10P</text:p>
              </text:list-item>
              <text:list-item>
                <text:p text:style-name="P15">Burn -1 / x3 / +0B / 10P</text:p>
              </text:list-item>
              <text:list-item>
                <text:p text:style-name="P15">Dmg Step / x3 / +1B / <text:span text:style-name="T4">2</text:span>0P</text:p>
              </text:list-item>
              <text:list-item>
                <text:p text:style-name="P15">Dmg Step / x3 / -2A / <text:span text:style-name="T4">2</text:span>0P</text:p>
              </text:list-item>
              <text:list-item>
                <text:p text:style-name="P16">Invisible – This power has no obvious effects, and can only be detected by Search RW / x1 / +2B / 20P</text:p>
              </text:list-item>
              <text:list-item>
                <text:p text:style-name="P15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Gas Resistanc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2238711062995" text:continue-numbering="true" text:style-name="WWNum1">
              <text:list-item>
                <text:p text:style-name="P22">Environmental Immunity to effects that require you to breathe (drowning, smoke inhalation, vacuum)</text:p>
              </text:list-item>
              <text:list-item>
                <text:p text:style-name="P22">Resist Gas (1)</text:p>
              </text:list-item>
              <text:list-item>
                <text:p text:style-name="P22">Do not need to breathe</text:p>
              </text:list-item>
            </text:list>
          </table:table-cell>
          <table:table-cell table:style-name="Table2.A1" office:value-type="string">
            <text:list xml:id="list172237251904185" text:continue-numbering="true" text:style-name="WWNum1">
              <text:list-item>
                <text:p text:style-name="P15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urricane</text:p>
          </table:table-cell>
          <table:table-cell table:style-name="Table2.A1" office:value-type="string">
            <text:p text:style-name="P4">Attack, Toggle, 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list xml:id="list172238352277156" text:continue-numbering="true" text:style-name="WWNum1">
              <text:list-item>
                <text:p text:style-name="P22">Radius (2)</text:p>
              </text:list-item>
              <text:list-item>
                <text:p text:style-name="P22">Damage (3d6) (Physical, Wind)</text:p>
              </text:list-item>
              <text:list-item>
                <text:p text:style-name="P22">Knock (3)</text:p>
              </text:list-item>
              <text:list-item>
                <text:p text:style-name="P22">Negated By (Muscle)</text:p>
              </text:list-item>
              <text:list-item>
                <text:p text:style-name="P22">Accuracy (-2) (Physical Ranged)</text:p>
              </text:list-item>
            </text:list>
          </table:table-cell>
          <table:table-cell table:style-name="Table2.A1" office:value-type="string">
            <text:list xml:id="list172238774541701" text:continue-numbering="true" text:style-name="WWNum1">
              <text:list-item>
                <text:p text:style-name="P15">Accuracy -1 / x2 / +1B / 10P</text:p>
              </text:list-item>
              <text:list-item>
                <text:p text:style-name="P15">Burn -1 / x3 / +0B / 10P</text:p>
              </text:list-item>
              <text:list-item>
                <text:p text:style-name="P15">Dmg <text:span text:style-name="T4">Die</text:span> / x3 / +1B / 10P</text:p>
              </text:list-item>
              <text:list-item>
                <text:p text:style-name="P15">Knock Dice +1 / x2 / +1B / 10P 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7">Improved Disengage</text:p>
          </table:table-cell>
          <table:table-cell table:style-name="Table2.A9" office:value-type="string">
            <text:p text:style-name="P7">Trait</text:p>
          </table:table-cell>
          <table:table-cell table:style-name="Table2.A9" office:value-type="string">
            <text:p text:style-name="P7">20</text:p>
          </table:table-cell>
          <table:table-cell table:style-name="Table2.A9" office:value-type="string">
            <text:p text:style-name="P7">0</text:p>
          </table:table-cell>
          <table:table-cell table:style-name="Table2.A9" office:value-type="string">
            <text:list xml:id="list172238671130397" text:continue-numbering="true" text:style-name="WWNum1">
              <text:list-item>
                <text:p text:style-name="P24">When you disengage, your opponent gets no bonus to his attack</text:p>
              </text:list-item>
            </text:list>
          </table:table-cell>
          <table:table-cell table:style-name="Table2.A9" office:value-type="string">
            <text:list xml:id="list172238122299983" text:continue-numbering="true" text:style-name="WWNum1">
              <text:list-item>
                <text:p text:style-name="P15">Disengaged – You get +2 defense when you disengage / x1 / -- / 20P</text:p>
              </text:list-item>
              <text:list-item>
                <text:p text:style-name="P15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Kinetic Sipho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2239192497859" text:continue-list="list172239205838474" text:style-name="WWNum2">
              <text:list-item>
                <text:p text:style-name="P25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72237844876659" text:continue-list="list172238122299983" text:style-name="WWNum1">
              <text:list-item>
                <text:p text:style-name="P19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4">Point-Blank Shot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2237927199167" text:continue-list="list172239192497859" text:style-name="WWNum2">
              <text:list-item>
                <text:p text:style-name="P21">If you fire a ranged attack from within the first range band, you get Accuracy (1) and Damage (+1/die)</text:p>
              </text:list-item>
            </text:list>
          </table:table-cell>
          <table:table-cell table:style-name="Table2.A1" office:value-type="string">
            <text:list xml:id="list172237237681323" text:continue-list="list172237844876659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Pure Air</text:p>
          </table:table-cell>
          <table:table-cell table:style-name="Table2.A1" office:value-type="string">
            <text:p text:style-name="P4">Heal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72237250538325" text:continue-numbering="true" text:style-name="WWNum1">
              <text:list-item>
                <text:p text:style-name="P17">Range (20)</text:p>
              </text:list-item>
              <text:list-item>
                <text:p text:style-name="P17">Heal (1d4)</text:p>
              </text:list-item>
              <text:list-item>
                <text:p text:style-name="P17">Burn Reduction (1d4)</text:p>
              </text:list-item>
              <text:list-item>
                <text:p text:style-name="P17">Immediate Save (Choke, Daze, Stun)</text:p>
              </text:list-item>
            </text:list>
          </table:table-cell>
          <table:table-cell table:style-name="Table2.A1" office:value-type="string">
            <text:list xml:id="list172237419195570" text:continue-numbering="true" text:style-name="WWNum1">
              <text:list-item>
                <text:p text:style-name="P15">Burn -1 / x3 / +0B / 10P</text:p>
              </text:list-item>
              <text:list-item>
                <text:p text:style-name="P15">Burn Step / x3 / +1B / 10P</text:p>
              </text:list-item>
              <text:list-item>
                <text:p text:style-name="P15">Heal Step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Quick Draw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72238152373452" text:continue-numbering="true" text:style-name="WWNum1">
              <text:list-item>
                <text:p text:style-name="P24">Your missile attacks give you +2 initiative</text:p>
              </text:list-item>
              <text:list-item>
                <text:p text:style-name="P24">If you attack someone with a lower initiative than you, you get +1 Accuracy</text:p>
              </text:list-item>
            </text:list>
          </table:table-cell>
          <table:table-cell table:style-name="Table2.A1" office:value-type="string">
            <text:list xml:id="list172237798519172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ide the Winds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72239274195081" text:continue-numbering="true" text:style-name="WWNum1">
              <text:list-item>
                <text:p text:style-name="P22">Fly (15)</text:p>
              </text:list-item>
              <text:list-item>
                <text:p text:style-name="P22">Dodge (1) (Physical Ranged)</text:p>
              </text:list-item>
              <text:list-item>
                <text:p text:style-name="P22">Overland (4)</text:p>
              </text:list-item>
            </text:list>
          </table:table-cell>
          <table:table-cell table:style-name="Table2.A1" office:value-type="string">
            <text:list xml:id="list172237358024177" text:continue-numbering="true" text:style-name="WWNum1">
              <text:list-item>
                <text:p text:style-name="P15">Burn -1 / x3 / +0B / 10P</text:p>
              </text:list-item>
              <text:list-item>
                <text:p text:style-name="P15">Move / x3 / +1B / 10P</text:p>
              </text:list-item>
              <text:list-item>
                <text:p text:style-name="P15">Overland +1 / x3 / +0B / 10P<text:bookmark text:name="_GoBack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Shifty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E</text:p>
          </table:table-cell>
          <table:table-cell table:style-name="Table2.A1" office:value-type="string">
            <text:list xml:id="list172239184884755" text:continue-list="list172237927199167" text:style-name="WWNum2">
              <text:list-item>
                <text:p text:style-name="P26">Spend an energy to take a one hex move at any time</text:p>
              </text:list-item>
            </text:list>
          </table:table-cell>
          <table:table-cell table:style-name="Table2.A1" office:value-type="string">
            <text:list xml:id="list172238138679940" text:continue-list="list172237358024177" text:style-name="WWNum1">
              <text:list-item>
                <text:p text:style-name="P15">Improved – Move becomes ½ 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Wind Blast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72237426489134" text:continue-list="list172239184884755" text:style-name="WWNum2">
              <text:list-item>
                <text:p text:style-name="P21">Range Band (5)</text:p>
              </text:list-item>
              <text:list-item>
                <text:p text:style-name="P21">Damage (2d8 + POW) (Physical, Wind)</text:p>
              </text:list-item>
              <text:list-item>
                <text:p text:style-name="P21">Knock (<text:span text:style-name="T5">2</text:span>)</text:p>
              </text:list-item>
              <text:list-item>
                <text:p text:style-name="P21">Extra Knock (2)</text:p>
              </text:list-item>
            </text:list>
          </table:table-cell>
          <table:table-cell table:style-name="Table2.A1" office:value-type="string">
            <text:list xml:id="list172237417402327" text:continue-list="list172238138679940" text:style-name="WWNum1">
              <text:list-item>
                <text:p text:style-name="P15">Accuracy +2 / x2 / +0B / 10P</text:p>
              </text:list-item>
              <text:list-item>
                <text:p text:style-name="P15">Burn -1 / x3 / +0B / 10P</text:p>
              </text:list-item>
              <text:list-item>
                <text:p text:style-name="P15">Dmg Die / x3 / +1B / 10P</text:p>
              </text:list-item>
              <text:list-item>
                <text:p text:style-name="P15">Dmg Die / x3 / -2A / 10P</text:p>
              </text:list-item>
              <text:list-item>
                <text:p text:style-name="P15">Knock +1 / x1 / +1B / 10P</text:p>
              </text:list-item>
              <text:list-item>
                <text:p text:style-name="P15">Knock Dice +1 / x2 / +1B / 1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Wind Form</text:p>
          </table:table-cell>
          <table:table-cell table:style-name="Table2.A1" office:value-type="string">
            <text:p text:style-name="P4">Utility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M/4</text:p>
          </table:table-cell>
          <table:table-cell table:style-name="Table2.A1" office:value-type="string">
            <text:list xml:id="list172237257935539" text:continue-numbering="true" text:style-name="WWNum1">
              <text:list-item>
                <text:p text:style-name="P22">Intangible</text:p>
              </text:list-item>
              <text:list-item>
                <text:p text:style-name="P22">Invisible</text:p>
              </text:list-item>
            </text:list>
          </table:table-cell>
          <table:table-cell table:style-name="Table2.A1" office:value-type="string">
            <text:list xml:id="list172237476420281" text:continue-numbering="true" text:style-name="WWNum1">
              <text:list-item>
                <text:p text:style-name="P15">Burn -1 / x3 / +0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Wind Guardian</text:p>
          </table:table-cell>
          <table:table-cell table:style-name="Table2.A9" office:value-type="string">
            <text:p text:style-name="P4">Armor, Activated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½</text:p>
          </table:table-cell>
          <table:table-cell table:style-name="Table2.A9" office:value-type="string">
            <text:list xml:id="list172237852495556" text:continue-numbering="true" text:style-name="WWNum1">
              <text:list-item>
                <text:p text:style-name="P22">Armor (4/0/0)</text:p>
              </text:list-item>
              <text:list-item>
                <text:p text:style-name="P22">Dodge (1) (Physical Ranged)</text:p>
              </text:list-item>
              <text:list-item>
                <text:p text:style-name="P22">Bonus Block (1) (15)</text:p>
              </text:list-item>
            </text:list>
          </table:table-cell>
          <table:table-cell table:style-name="Table2.A9" office:value-type="string">
            <text:list xml:id="list172238263480746" text:continue-numbering="true" text:style-name="WWNum1">
              <text:list-item>
                <text:p text:style-name="P15">Armor / x3 / +0B / 10P</text:p>
              </text:list-item>
              <text:list-item>
                <text:p text:style-name="P15">Burn -1 / x3 / +0B / 10P</text:p>
              </text:list-item>
              <text:list-item>
                <text:p text:style-name="P15">Block +2 / x3 / +1B / 10P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3-01-07T17:22:37.118000000</dc:date>
    <meta:editing-duration>PT5H37M52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81" meta:word-count="849" meta:character-count="3538" meta:non-whitespace-character-count="2946"/>
    <meta:user-defined meta:name="AppVersion">16.0000</meta:user-defined>
    <meta:template xlink:type="simple" xlink:actuate="onRequest" xlink:title="Normal.dotm" xlink:href=""/>
  </office:meta>
</office:document-meta>
</file>